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style:font-name="Courier New"/>
    </style:style>
    <style:style style:name="P3" style:family="paragraph" style:parent-style-name="Heading">
      <style:paragraph-properties fo:text-align="center" style:justify-single-word="false"/>
    </style:style>
    <style:style style:name="P4" style:family="paragraph" style:parent-style-name="Standard" style:list-style-name="L1"/>
    <style:style style:name="P5" style:family="paragraph" style:parent-style-name="Standard" style:list-style-name="L4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5"/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n Turn</text:p>
      <text:p text:style-name="P3">Turn Attempt</text:p>
      <text:p text:style-name="Standard"/>
      <text:p text:style-name="Standard">These hooks are called to control a character's attempts to 'Turn Undead' in combat.</text:p>
      <text:p text:style-name="Standard">There are two questions that need to be answered:</text:p>
      <text:list xml:id="list31641778" text:style-name="L1">
        <text:list-item>
          <text:p text:style-name="P4">Should the “TURN” option be displayed when the character becomes the active character in combat?</text:p>
        </text:list-item>
        <text:list-item>
          <text:p text:style-name="P4">When the player selects the “TURN” option, which monsters should be turned?</text:p>
        </text:list-item>
      </text:list>
      <text:p text:style-name="Standard"/>
      <text:p text:style-name="Standard"/>
      <text:p text:style-name="Heading"><draw:frame draw:style-name="fr1" draw:name="graphics1" text:anchor-type="paragraph" svg:width="6.6665in" svg:height="0.0835in" draw:z-index="0"><draw:image xlink:href="file:///C:/Program%20Files/OpenOffice.org%203/Basis/share/gallery/rulers/blurulr5.gif" xlink:type="simple" xlink:show="embed" xlink:actuate="onLoad"/></draw:frame>CanTurn</text:p>
      <text:p text:style-name="Text_20_body">This hook answers the first question. <text:s/>It should return an answer starting with 'Y' of it wants the “TURN” option to b displayed. <text:s/>This hook will only be called whether or not the character has the 'Turn' skill and there are monsters that could be turned if the attempt to turn were successful. <text:s/>But the script can simply return parameter[5] and then the option will be displayed only if turning is actually a possibility. <text:s/>Nevertheless, the script could test the player's alertness and allow him to select “TURN” <text:s/>as an impossibility, thereby wasting a move.</text:p>
      <text:p text:style-name="Heading">Parameters</text:p>
      <text:list xml:id="list31649291" text:style-name="L2">
        <text:list-item>
          <text:p text:style-name="P9">Parameter[5] will be “Y” if and only if 'Turning' is a possibility. <text:s/>That is if the character has a turning ability that has the capability of turning one or more monster types currently in the combat. <text:s/>Otherwise it will contain an empty string.</text:p>
        </text:list-item>
        <text:list-item>
          <text:p text:style-name="P9">Parameter[6] is a Delimited String containing the Monster Types that can be turned.</text:p>
        </text:list-item>
      </text:list>
      <text:p text:style-name="Heading">Result</text:p>
      <text:p text:style-name="Text_20_body">The “TURN” will appear as a menu item only if this script exists and it returns a value starting with the letter 'Y'. <text:s/>The simplest script that will accomplish normal 'Turning' capabilities is:</text:p>
      <text:p text:style-name="Text_20_body"/>
      <text:p text:style-name="P2">$RETURN $GET_HOOK_PARAM(5);</text:p>
      <text:p text:style-name="Heading">Context</text:p>
      <text:list xml:id="list31650635" text:style-name="L3">
        <text:list-item>
          <text:p text:style-name="P10">COMBATANT context. <text:s/>Ie: $CombatantContext(). <text:s/>The COMBATANT whose combat options are to be displayed.</text:p>
        </text:list-item>
      </text:list>
      <text:p text:style-name="Text_20_body"><draw:frame draw:style-name="fr1" draw:name="graphics2" text:anchor-type="paragraph" svg:width="6.6665in" svg:height="0.0835in" draw:z-index="1"><draw:image xlink:href="file:///C:/Program%20Files/OpenOffice.org%203/Basis/share/gallery/rulers/blurulr5.gif" xlink:type="simple" xlink:show="embed" xlink:actuate="onLoad"/></draw:frame></text:p>
      <text:p text:style-name="Heading">TurnAttempt</text:p>
      <text:p text:style-name="Text_20_body"/>
      <text:p text:style-name="Text_20_body">This hook is called when the player select the “TURN” option from the combat menu. <text:s/>I should return a <text:soft-page-break/>list of the 'Undead' types that should be 'Turned'.</text:p>
      <text:p text:style-name="Heading">Parameters</text:p>
      <text:list xml:id="list31640673" text:style-name="L4">
        <text:list-item>
          <text:p text:style-name="P5">Parameter 5 <text:s/>is a list of the 'Undead types' currently present in the combat for whom the “Unturn Dice Roll” was successful.</text:p>
        </text:list-item>
        <text:list-item>
          <text:p text:style-name="P5">Parameter 6 is a list of “Undead Types” currently in the combat for whom the “Unturn Dice Roll” was not successful.</text:p>
        </text:list-item>
      </text:list>
      <text:p text:style-name="Standard"/>
      <text:p text:style-name="Heading">Result</text:p>
      <text:p text:style-name="Text_20_body">The script should return a delimited string with then names of the 'Undead Types' that should be turned. <text:s/>Normally this would be one of the 'Undead Types' in the Parameter[5] list (or an empty string).</text:p>
      <text:p text:style-name="Heading">Context</text:p>
      <text:list xml:id="list31638668" text:style-name="L5">
        <text:list-item>
          <text:p text:style-name="P11">COMBATANT context. <text:s/>Ie: $CombatantContext(). <text:s/>The COMBATANT whose combat options are to be displayed.</text:p>
        </text:list-item>
      </text:list>
      <text:p text:style-name="Text_20_body"/>
      <text:p text:style-name="P1"><draw:frame draw:style-name="fr2" draw:name="graphics3" text:anchor-type="paragraph" svg:width="6.6665in" svg:height="0.0835in" draw:z-index="2"><draw:image xlink:href="file:///C:/Program%20Files/OpenOffice.org%203/Basis/share/gallery/rulers/blurulr5.gif" xlink:type="simple" xlink:show="embed" xlink:actuate="onLoad"/></draw:frame></text:p>
      <text:p text:style-name="Heading">Example of use</text:p>
      <text:p text:style-name="Standard"/>
      <text:p text:style-name="Standard">Let us say that the character should be able to turn one 'Undead Type' each time he takes combat action, until he fails to roll successful 'Turning Dice'.</text:p>
      <text:p text:style-name="Standard"/>
      <text:p text:style-name="Standard">At the start of combat we should give the COMBATANT a Special Ability which allows him to turn until he fails. <text:s/>This Special Ability will have two scripts.</text:p>
      <text:p text:style-name="Standard"/>
      <text:list xml:id="list31643639" text:style-name="L6">
        <text:list-item>
          <text:p text:style-name="P6">“CanTurn” - This script enables the “TURN” option on the player's menu. <text:s/>This script will simply return hook parameter [5]. <text:s/>When turning fails, the “TurnAttempt” hook will remove the special ability from the combatant and “TURN” will no longer appear as a menu option.</text:p>
        </text:list-item>
        <text:list-item>
          <text:p text:style-name="P6">“TurnAttempt” - This script keeps track of which 'Undead Types' have already been turned and decides which 'Undead Types' should be turned on each attempt. <text:s/>When a “TURN' attempt fails, this script will remove the Special Ability from the combatant, preventing “TURN” from appearing a s menu option.</text:p>
        </text:list-item>
      </text:list>
      <text:p text:style-name="Standard"/>
      <text:p text:style-name="Standard"/>
      <text:p text:style-name="Standard">When the “Turn Attempt” script runs and parameter 5 is empty (indicates failure), it will:</text:p>
      <text:p text:style-name="Standard"/>
      <text:list xml:id="list31643491" text:style-name="L7">
        <text:list-item>
          <text:p text:style-name="P7">Remove the <text:s/>Special Ability and thereby prevent the “TURN” option from appearing for this COMBATANT during the rest of this combat.</text:p>
        </text:list-item>
        <text:list-item>
          <text:p text:style-name="P7">Return an empty string, preventing any turning on this move.</text:p>
        </text:list-item>
      </text:list>
      <text:p text:style-name="Standard"/>
      <text:p text:style-name="Standard">If parameter 5 is non-empty (indicates turn success) then the script will:</text:p>
      <text:list xml:id="list31646674" text:style-name="L8">
        <text:list-item>
          <text:p text:style-name="P8">Look through parameter 5 for the first Undead Type' that does not appear in the list attached to <text:soft-page-break/>the Special Ability's list of already turned types.</text:p>
        </text:list-item>
        <text:list-item>
          <text:p text:style-name="P8">If it finds none, it will remove the special ability and return an empty string.</text:p>
        </text:list-item>
        <text:list-item>
          <text:p text:style-name="P8">If it finds one, it will add that 'Undead Type' to the Special Ability's list and return the name of that 'Undead Type' as a result. <text:s/>If this is the last 'Undead Type' listed in parameter 5 then it should remove the Special Ability in order to prevent the “TURN” option from being displayed for this COMBATANT for the duration of this combat.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26T09:42:02.79</meta:creation-date>
    <meta:generator>OpenOffice.org/3.2$Win32 OpenOffice.org_project/320m18$Build-9502</meta:generator>
    <dc:date>2013-02-04T11:51:17.19</dc:date>
    <dc:creator>Paul Stevens</dc:creator>
    <meta:editing-duration>PT01H58M33S</meta:editing-duration>
    <meta:editing-cycles>6</meta:editing-cycles>
    <meta:document-statistic meta:table-count="0" meta:image-count="3" meta:object-count="0" meta:page-count="3" meta:paragraph-count="37" meta:word-count="728" meta:character-count="4125"/>
  </office:meta>
</office:document-meta>
</file>